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text-properties officeooo:paragraph-rsid="001187d4"/>
    </style:style>
    <style:style style:name="P5" style:family="paragraph" style:parent-style-name="Text_20_body">
      <style:text-properties officeooo:paragraph-rsid="00140c36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paragraph-properties fo:text-align="star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3" form:id="control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12" form:id="control1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3" form:id="control1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14" form:id="control1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15" form:id="control1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16" form:id="control1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7" form:id="control1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8" form:id="control1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19" form:id="control1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20" form:id="control2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21" form:id="control2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2" form:control-implementation="ooo:com.sun.star.form.component.CheckBox" xml:id="control22" form:id="control2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23" form:id="control2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4" form:control-implementation="ooo:com.sun.star.form.component.CheckBox" xml:id="control24" form:id="control2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25" form:id="control2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8" form:control-implementation="ooo:com.sun.star.form.component.CheckBox" xml:id="control26" form:id="control2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27" form:id="control2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9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0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5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6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7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2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6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7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8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9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0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2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3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4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5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6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7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9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0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munity Work Team Charter Template</text:h>
      <text:p text:style-name="Text_20_body"><text:span text:style-name="Emphasis">Complete this charter to define your team's purpose and governance. Take your time - you can always revise it as your team evolves.</text:span></text:p>
      <text:p text:style-name="Horizontal_20_Line"/>
      <text:h text:style-name="Heading_20_2" text:outline-level="2">Section 1: Team Identity</text:h>
      <text:p text:style-name="Text_20_body"><text:span text:style-name="Strong_20_Emphasis">Team Name:</text:span> <draw:control text:anchor-type="as-char" draw:z-index="27" draw:name="Control 27" draw:style-name="gr1" draw:text-style-name="P6" svg:width="5.6335in" svg:height="0.2295in" draw:control="control28"/></text:p>
      <text:p text:style-name="Text_20_body"><text:span text:style-name="Emphasis">What do you want to call your Community Work Team? Choose something that reflects your purpose or your community.</text:span></text:p>
      <text:p text:style-name="Text_20_body"><text:span text:style-name="Strong_20_Emphasis">Formation Date:</text:span> <draw:control text:anchor-type="as-char" draw:z-index="28" draw:name="Control 29" draw:style-name="gr1" draw:text-style-name="P6" svg:width="5.3705in" svg:height="0.2189in" draw:control="control29"/></text:p>
      <text:p text:style-name="Text_20_body"><text:span text:style-name="Strong_20_Emphasis">Primary Meeting Location:</text:span> <draw:control text:anchor-type="as-char" draw:z-index="29" draw:name="Control 30" draw:style-name="gr1" draw:text-style-name="P6" svg:width="4.6169in" svg:height="0.2398in" draw:control="control30"/></text:p>
      <text:p text:style-name="Text_20_body"><text:span text:style-name="Emphasis">Where will your team typically gather? (Someone's home, community center, park, etc.)</text:span></text:p>
      <text:p text:style-name="Horizontal_20_Line"><draw:control text:anchor-type="as-char" draw:z-index="30" draw:name="Control 31" draw:style-name="gr1" draw:text-style-name="P6" svg:width="6.6776in" svg:height="0.2189in" draw:control="control31"/></text:p>
      <text:h text:style-name="Heading_20_2" text:outline-level="2">Section 2: Our Mission</text:h>
      <text:p text:style-name="Text_20_body"><text:span text:style-name="Strong_20_Emphasis">Our Core Purpose:</text:span> <text:span text:style-name="Emphasis">In 1-2 sentences, what is the main reason your team exists? What do you hope to accomplish in your community?</text:span></text:p>
      <text:p text:style-name="Horizontal_20_Line"><draw:control text:anchor-type="as-char" draw:z-index="31" draw:name="Control 32" draw:style-name="gr1" draw:text-style-name="P6" svg:width="6.7087in" svg:height="0.1878in" draw:control="control32"/></text:p>
      <text:p text:style-name="Horizontal_20_Line"><draw:control text:anchor-type="as-char" draw:z-index="32" draw:name="Control 33" draw:style-name="gr1" draw:text-style-name="P6" svg:width="6.698in" svg:height="0.2398in" draw:control="control33"/></text:p>
      <text:p text:style-name="Horizontal_20_Line"><draw:control text:anchor-type="as-char" draw:z-index="33" draw:name="Control 34" draw:style-name="gr1" draw:text-style-name="P6" svg:width="6.7189in" svg:height="0.2087in" draw:control="control34"/></text:p>
      <text:p text:style-name="Text_20_body"><text:span text:style-name="Strong_20_Emphasis">Our Values:</text:span> <text:span text:style-name="Emphasis">What principles guide how you work together? (Examples: cooperation, respect for all voices, environmental stewardship, cultural preservation)</text:span></text:p>
      <text:p text:style-name="Horizontal_20_Line"><draw:control text:anchor-type="as-char" draw:z-index="34" draw:name="Control 35" draw:style-name="gr1" draw:text-style-name="P6" svg:width="6.6567in" svg:height="0.1776in" draw:control="control35"/></text:p>
      <text:p text:style-name="Horizontal_20_Line"><draw:control text:anchor-type="as-char" draw:z-index="35" draw:name="Control 36" draw:style-name="gr1" draw:text-style-name="P6" svg:width="6.6776in" svg:height="0.2087in" draw:control="control36"/></text:p>
      <text:p text:style-name="Horizontal_20_Line"><draw:control text:anchor-type="as-char" draw:z-index="36" draw:name="Control 37" draw:style-name="gr1" draw:text-style-name="P6" svg:width="6.7504in" svg:height="0.2504in" draw:control="control37"/></text:p>
      <text:p text:style-name="Horizontal_20_Line"><draw:control text:anchor-type="as-char" draw:z-index="37" draw:name="Control 38" draw:style-name="gr1" draw:text-style-name="P6" svg:width="6.7189in" svg:height="0.2189in" draw:control="control38"/></text:p>
      <text:h text:style-name="Heading_20_2" text:outline-level="2">Section 3: Our Work Focus</text:h>
      <text:p text:style-name="Text_20_body"><text:span text:style-name="Strong_20_Emphasis">Primary Contribution Areas</text:span> <text:span text:style-name="Emphasis">(Check all that apply):</text:span></text:p>
      <text:p text:style-name="Text_20_body"><draw:control text:anchor-type="as-char" draw:z-index="0" draw:name="Control 1" draw:style-name="gr2" draw:text-style-name="P7" svg:width="0.1567in" svg:height="0.1776in" draw:control="control1"/><text:span text:style-name="Strong_20_Emphasis">Ecological Restoration</text:span> <text:span text:style-name="Emphasis">(gardening, tree planting, watershed protection, waste reduction)</text:span></text:p>
      <text:p text:style-name="Text_20_body"><text:soft-page-break/><draw:control text:anchor-type="as-char" draw:z-index="1" draw:name="Control 2" draw:style-name="gr2" draw:text-style-name="P7" svg:width="0.1567in" svg:height="0.1358in" draw:control="control2"/><text:span text:style-name="Strong_20_Emphasis">Care &amp; Community Support</text:span> <text:span text:style-name="Emphasis">(elder care, childcare, disability support, mental health peer support)</text:span></text:p>
      <text:p text:style-name="Text_20_body"><draw:control text:anchor-type="as-char" draw:z-index="2" draw:name="Control 3" draw:style-name="gr2" draw:text-style-name="P7" svg:width="0.1567in" svg:height="0.1669in" draw:control="control3"/>☐ <text:span text:style-name="Strong_20_Emphasis">Cultural Preservation</text:span> <text:span text:style-name="Emphasis">(teaching traditional skills, organizing cultural events, documenting local history)</text:span></text:p>
      <text:p text:style-name="Text_20_body"><draw:control text:anchor-type="as-char" draw:z-index="3" draw:name="Control 4" draw:style-name="gr2" draw:text-style-name="P7" svg:width="0.1669in" svg:height="0.1461in" draw:control="control4"/><text:span text:style-name="Strong_20_Emphasis">Food Security</text:span> <text:span text:style-name="Emphasis">(community gardens, food distribution, cooking for community events)</text:span></text:p>
      <text:p text:style-name="Text_20_body"><draw:control text:anchor-type="as-char" draw:z-index="4" draw:name="Control 5" draw:style-name="gr2" draw:text-style-name="P7" svg:width="0.1878in" svg:height="0.1567in" draw:control="control5"/><text:span text:style-name="Strong_20_Emphasis">Emergency Preparedness</text:span> <text:span text:style-name="Emphasis">(disaster response planning, mutual aid networks, skill sharing)</text:span></text:p>
      <text:p text:style-name="Text_20_body"><draw:control text:anchor-type="as-char" draw:z-index="5" draw:name="Control 6" draw:style-name="gr2" draw:text-style-name="P7" svg:width="0.1669in" svg:height="0.1669in" draw:control="control6"/><text:span text:style-name="Strong_20_Emphasis">Education &amp; Youth</text:span> <text:span text:style-name="Emphasis">(tutoring, mentorship, after-school programs, skills workshops)</text:span></text:p>
      <text:p text:style-name="Text_20_body"><draw:control text:anchor-type="as-char" draw:z-index="6" draw:name="Control 7" draw:style-name="gr2" draw:text-style-name="P7" svg:width="0.1358in" svg:height="0.1567in" draw:control="control7"/><text:s/><text:span text:style-name="Strong_20_Emphasis">Technology &amp; Innovation</text:span> <text:span text:style-name="Emphasis">(helping neighbors with digital tools, building community websites)</text:span></text:p>
      <text:p text:style-name="Text_20_body"><draw:control text:anchor-type="as-char" draw:z-index="7" draw:name="Control 8" draw:style-name="gr2" draw:text-style-name="P7" svg:width="0.1567in" svg:height="0.1669in" draw:control="control8"/><text:s/><text:span text:style-name="Strong_20_Emphasis">Arts &amp; Creativity</text:span> <text:span text:style-name="Emphasis">(murals, theater, music, storytelling, craft workshops)</text:span></text:p>
      <text:p text:style-name="Text_20_body"><draw:control text:anchor-type="as-char" draw:z-index="8" draw:name="Control 9" draw:style-name="gr2" draw:text-style-name="P7" svg:width="0.1567in" svg:height="0.1669in" draw:control="control9"/><text:s/><text:span text:style-name="Strong_20_Emphasis">Other:</text:span> <draw:control text:anchor-type="as-char" draw:z-index="38" draw:name="Control 39" draw:style-name="gr1" draw:text-style-name="P6" svg:width="5.9425in" svg:height="0.1878in" draw:control="control39"/></text:p>
      <text:p text:style-name="Text_20_body"><text:span text:style-name="Strong_20_Emphasis">Our First Project:</text:span> <text:span text:style-name="Emphasis">What specific project will you start with? Keep it small and achievable!</text:span></text:p>
      <text:p text:style-name="Horizontal_20_Line"><draw:control text:anchor-type="as-char" draw:z-index="39" draw:name="Control 40" draw:style-name="gr1" draw:text-style-name="P6" svg:width="6.6669in" svg:height="0.2398in" draw:control="control40"/></text:p>
      <text:p text:style-name="Horizontal_20_Line"><draw:control text:anchor-type="as-char" draw:z-index="40" draw:name="Control 41" draw:style-name="gr1" draw:text-style-name="P6" svg:width="6.7189in" svg:height="0.2606in" draw:control="control41"/></text:p>
      <text:p text:style-name="Horizontal_20_Line"><draw:control text:anchor-type="as-char" draw:z-index="41" draw:name="Control 42" draw:style-name="gr1" draw:text-style-name="P6" svg:width="6.7087in" svg:height="0.2295in" draw:control="control42"/></text:p>
      <text:h text:style-name="Heading_20_2" text:outline-level="2">Section 4: How We Work Together</text:h>
      <text:p text:style-name="Text_20_body"><text:span text:style-name="Strong_20_Emphasis">Decision-Making Process:</text:span> <text:span text:style-name="Emphasis">(Check one)</text:span></text:p>
      <text:p text:style-name="Text_20_body"><draw:control text:anchor-type="as-char" draw:z-index="9" draw:name="Control 10" draw:style-name="gr2" draw:text-style-name="P7" svg:width="0.1878in" svg:height="0.1776in" draw:control="control10"/><text:span text:style-name="Strong_20_Emphasis">Modified Consensus</text:span> <text:span text:style-name="Emphasis">(We discuss until we find solutions everyone can live with)</text:span></text:p>
      <text:p text:style-name="Text_20_body"><draw:control text:anchor-type="as-char" draw:z-index="10" draw:name="Control 11" draw:style-name="gr2" draw:text-style-name="P7" svg:width="0.1878in" svg:height="0.1669in" draw:control="control11"/><text:span text:style-name="Strong_20_Emphasis">Majority Vote</text:span> <text:span text:style-name="Emphasis">(Simple majority decides, but we listen to all concerns)</text:span></text:p>
      <text:p text:style-name="Text_20_body"><draw:control text:anchor-type="as-char" draw:z-index="11" draw:name="Control 12" draw:style-name="gr2" draw:text-style-name="P7" svg:width="0.1358in" svg:height="0.1878in" draw:control="control12"/><text:s/><text:span text:style-name="Strong_20_Emphasis">Rotating Leadership</text:span> <text:span text:style-name="Emphasis">(Different people facilitate decisions for different projects)</text:span></text:p>
      <text:p text:style-name="Text_20_body"><draw:control text:anchor-type="as-char" draw:z-index="12" draw:name="Control 13" draw:style-name="gr2" draw:text-style-name="P7" svg:width="0.1669in" svg:height="0.1461in" draw:control="control13"/><text:span text:style-name="Strong_20_Emphasis">Other:</text:span> <draw:control text:anchor-type="as-char" draw:z-index="42" draw:name="Control 43" draw:style-name="gr1" draw:text-style-name="P6" svg:width="5.8906in" svg:height="0.2504in" draw:control="control43"/></text:p>
      <text:p text:style-name="Text_20_body"><text:span text:style-name="Strong_20_Emphasis">Meeting Schedule:</text:span></text:p>
      <text:p text:style-name="Text_20_body">We will meet: <draw:control text:anchor-type="as-char" draw:z-index="13" draw:name="Control 14" draw:style-name="gr2" draw:text-style-name="P7" svg:width="0.1461in" svg:height="0.1669in" draw:control="control14"/><text:s/>Weekly <draw:control text:anchor-type="as-char" draw:z-index="14" draw:name="Control 15" draw:style-name="gr2" draw:text-style-name="P7" svg:width="0.1669in" svg:height="0.1878in" draw:control="control15"/><text:s/>Bi-weekly <text:s/><draw:control text:anchor-type="as-char" draw:z-index="15" draw:name="Control 16" draw:style-name="gr2" draw:text-style-name="P7" svg:width="0.2295in" svg:height="0.198in" draw:control="control16"/>Monthly <text:s/><draw:control text:anchor-type="as-char" draw:z-index="16" draw:name="Control 17" draw:style-name="gr2" draw:text-style-name="P7" svg:width="0.1567in" svg:height="0.1776in" draw:control="control17"/>As needed</text:p>
      <text:p text:style-name="Text_20_body">On: <draw:control text:anchor-type="as-char" draw:z-index="18" draw:name="Control 19" draw:style-name="gr2" draw:text-style-name="P7" svg:width="0.1669in" svg:height="0.1461in" draw:control="control19"/><text:s/>Weekday evenings <draw:control text:anchor-type="as-char" draw:z-index="17" draw:name="Control 18" draw:style-name="gr2" draw:text-style-name="P7" svg:width="0.1878in" svg:height="0.1461in" draw:control="control18"/><text:s/>Weekend mornings <text:s/><draw:control text:anchor-type="as-char" draw:z-index="19" draw:name="Control 20" draw:style-name="gr2" draw:text-style-name="P7" svg:width="0.198in" svg:height="0.1878in" draw:control="control20"/>Weekend afternoons <text:s/><draw:control text:anchor-type="as-char" draw:z-index="20" draw:name="Control 21" draw:style-name="gr2" draw:text-style-name="P7" svg:width="0.1776in" svg:height="0.2087in" draw:control="control21"/>Flexible</text:p>
      <text:p text:style-name="Text_20_body"><text:span text:style-name="Strong_20_Emphasis">Conflict Resolution:</text:span> <text:span text:style-name="Emphasis">How will you handle disagreements or problems within the team?</text:span></text:p>
      <text:p text:style-name="Text_20_body"><draw:control text:anchor-type="as-char" draw:z-index="21" draw:name="Control 22" draw:style-name="gr2" draw:text-style-name="P7" svg:width="0.1878in" svg:height="0.1252in" draw:control="control22"/>Talk it through as a group during regular meetings</text:p>
      <text:p text:style-name="Text_20_body"><draw:control text:anchor-type="as-char" draw:z-index="22" draw:name="Control 23" draw:style-name="gr2" draw:text-style-name="P7" svg:width="0.1669in" svg:height="0.1461in" draw:control="control23"/>Ask a trusted community member to help mediate</text:p>
      <text:p text:style-name="Text_20_body"><draw:control text:anchor-type="as-char" draw:z-index="23" draw:name="Control 24" draw:style-name="gr2" draw:text-style-name="P7" svg:width="0.1669in" svg:height="0.1252in" draw:control="control24"/><text:s/>Take a break and revisit the issue later</text:p>
      <text:p text:style-name="Text_20_body"><draw:control text:anchor-type="as-char" draw:z-index="24" draw:name="Control 25" draw:style-name="gr2" draw:text-style-name="P7" svg:width="0.1669in" svg:height="0.1461in" draw:control="control25"/>Other: <draw:control text:anchor-type="as-char" draw:z-index="43" draw:name="Control 44" draw:style-name="gr1" draw:text-style-name="P6" svg:width="5.9776in" svg:height="0.2398in" draw:control="control44"/></text:p>
      <text:p text:style-name="Horizontal_20_Line"/>
      <text:h text:style-name="Heading_20_2" text:outline-level="2"><text:soft-page-break/>Section 5: Community Connections</text:h>
      <text:p text:style-name="Text_20_body"><text:span text:style-name="Strong_20_Emphasis">Local Governance Connection:</text:span> <text:span text:style-name="Emphasis">Which local Indigenous council, neighborhood association, or community organization will you coordinate with for guidance and validation?</text:span></text:p>
      <text:p text:style-name="Horizontal_20_Line"><draw:control text:anchor-type="as-char" draw:z-index="44" draw:name="Control 45" draw:style-name="gr1" draw:text-style-name="P6" svg:width="6.698in" svg:height="0.2815in" draw:control="control45"/></text:p>
      <text:p text:style-name="Text_20_body"><text:span text:style-name="Strong_20_Emphasis">Bioregional Autonomous Zone (BAZ) Council:</text:span> <text:span text:style-name="Emphasis">If there's a BAZ council in your area, name it here. If not, write "To be determined" - one may form as the movement grows.</text:span></text:p>
      <text:p text:style-name="Horizontal_20_Line"><draw:control text:anchor-type="as-char" draw:z-index="45" draw:name="Control 46" draw:style-name="gr1" draw:text-style-name="P6" svg:width="6.6776in" svg:height="0.2398in" draw:control="control46"/></text:p>
      <text:p text:style-name="Text_20_body"><text:span text:style-name="Strong_20_Emphasis">Community Partnerships:</text:span> <text:span text:style-name="Emphasis">What other local groups, organizations, or businesses might you collaborate with?</text:span></text:p>
      <text:p text:style-name="Horizontal_20_Line"><draw:control text:anchor-type="as-char" draw:z-index="46" draw:name="Control 47" draw:style-name="gr1" draw:text-style-name="P6" svg:width="6.6878in" svg:height="0.2504in" draw:control="control47"/></text:p>
      <text:p text:style-name="Horizontal_20_Line"><draw:control text:anchor-type="as-char" draw:z-index="47" draw:name="Control 48" draw:style-name="gr1" draw:text-style-name="P6" svg:width="6.7087in" svg:height="0.2606in" draw:control="control48"/></text:p>
      <text:p text:style-name="Horizontal_20_Line"><draw:control text:anchor-type="as-char" draw:z-index="48" draw:name="Control 49" draw:style-name="gr1" draw:text-style-name="P6" svg:width="6.7713in" svg:height="0.2921in" draw:control="control49"/></text:p>
      <text:h text:style-name="Heading_20_2" text:outline-level="2">Section 6: Founding Members</text:h>
      <text:p text:style-name="P5"><text:span text:style-name="Strong_20_Emphasis">Member 1:</text:span> Name: <draw:control text:anchor-type="as-char" draw:z-index="49" draw:name="Control 50" draw:style-name="gr1" draw:text-style-name="P6" svg:width="5.1087in" svg:height="0.198in" draw:control="control50"/></text:p>
      <text:p text:style-name="P5">Contact: <draw:control text:anchor-type="as-char" draw:z-index="50" draw:name="Control 51" draw:style-name="gr1" draw:text-style-name="P6" svg:width="5.8496in" svg:height="0.1776in" draw:control="control51"/></text:p>
      <text:p text:style-name="P5">Primary Skills/Interests: <draw:control text:anchor-type="as-char" draw:z-index="51" draw:name="Control 52" draw:style-name="gr1" draw:text-style-name="P6" svg:width="4.7878in" svg:height="0.2043in" draw:control="control52"/></text:p>
      <text:p text:style-name="P5"><text:span text:style-name="Strong_20_Emphasis">Member 2:</text:span> Name: <draw:control text:anchor-type="as-char" draw:z-index="52" draw:name="Control 53" draw:style-name="gr1" draw:text-style-name="P6" svg:width="5.1189in" svg:height="0.198in" draw:control="control53"/></text:p>
      <text:p text:style-name="P5">Contact:<draw:control text:anchor-type="as-char" draw:z-index="53" draw:name="Control 54" draw:style-name="gr1" draw:text-style-name="P6" svg:width="5.8496in" svg:height="0.2189in" draw:control="control54"/></text:p>
      <text:p text:style-name="P5">Primary Skills/Interests: <draw:control text:anchor-type="as-char" draw:z-index="54" draw:name="Control 55" draw:style-name="gr1" draw:text-style-name="P6" svg:width="4.7567in" svg:height="0.1878in" draw:control="control55"/></text:p>
      <text:p text:style-name="P5"><text:span text:style-name="Strong_20_Emphasis">Member 3:</text:span> Name: <draw:control text:anchor-type="as-char" draw:z-index="55" draw:name="Control 56" draw:style-name="gr1" draw:text-style-name="P6" svg:width="5.0878in" svg:height="0.1878in" draw:control="control56"/></text:p>
      <text:p text:style-name="P5">Contact: <draw:control text:anchor-type="as-char" draw:z-index="56" draw:name="Control 57" draw:style-name="gr1" draw:text-style-name="P6" svg:width="5.7976in" svg:height="0.1878in" draw:control="control57"/><text:s/></text:p>
      <text:p text:style-name="P5">Primary Skills/Interests:<draw:control text:anchor-type="as-char" draw:z-index="57" draw:name="Control 58" draw:style-name="gr1" draw:text-style-name="P6" svg:width="4.7878in" svg:height="0.1878in" draw:control="control58"/></text:p>
      <text:p text:style-name="Text_20_body"><text:span text:style-name="Strong_20_Emphasis">Additional Members:</text:span></text:p>
      <text:p text:style-name="Horizontal_20_Line"><draw:control text:anchor-type="as-char" draw:z-index="58" draw:name="Control 59" draw:style-name="gr1" draw:text-style-name="P6" svg:width="6.6878in" svg:height="0.2398in" draw:control="control59"/></text:p>
      <text:p text:style-name="Horizontal_20_Line"><draw:control text:anchor-type="as-char" draw:z-index="59" draw:name="Control 60" draw:style-name="gr1" draw:text-style-name="P6" svg:width="6.7087in" svg:height="0.2189in" draw:control="control60"/></text:p>
      <text:p text:style-name="Horizontal_20_Line"><draw:control text:anchor-type="as-char" draw:z-index="60" draw:name="Control 61" draw:style-name="gr1" draw:text-style-name="P6" svg:width="6.6878in" svg:height="0.2087in" draw:control="control61"/></text:p>
      <text:p text:style-name="Horizontal_20_Line"><draw:control text:anchor-type="as-char" draw:z-index="61" draw:name="Control 62" draw:style-name="gr1" draw:text-style-name="P6" svg:width="6.7189in" svg:height="0.2921in" draw:control="control62"/></text:p>
      <text:h text:style-name="Heading_20_2" text:outline-level="2"><text:soft-page-break/>Section 7: Our Commitment</text:h>
      <text:p text:style-name="Text_20_body"><text:span text:style-name="Strong_20_Emphasis">By signing below, we commit to:</text:span></text:p>
      <text:list xml:id="list2445159643" text:style-name="L1">
        <text:list-item>
          <text:p text:style-name="P3">Working together with respect and cooperation </text:p>
        </text:list-item>
        <text:list-item>
          <text:p text:style-name="P3">Contributing our skills and time to serve our community </text:p>
        </text:list-item>
        <text:list-item>
          <text:p text:style-name="P3">Following the principles of Work in Liberation </text:p>
        </text:list-item>
        <text:list-item>
          <text:p text:style-name="P3">Supporting each other's growth and wellbeing </text:p>
        </text:list-item>
        <text:list-item>
          <text:p text:style-name="P2">Staying open to learning and adapting as we go </text:p>
        </text:list-item>
      </text:list>
      <text:p text:style-name="Text_20_body"><text:span text:style-name="Strong_20_Emphasis">Member Signatures &amp; Date:</text:span></text:p>
      <text:p text:style-name="Text_20_body">________________________________ Date: <draw:control text:anchor-type="as-char" draw:z-index="62" draw:name="Control 63" draw:style-name="gr1" draw:text-style-name="P6" svg:width="3.0634in" svg:height="0.2189in" draw:control="control63"/></text:p>
      <text:p text:style-name="Text_20_body">________________________________ Date: <draw:control text:anchor-type="as-char" draw:z-index="63" draw:name="Control 64" draw:style-name="gr1" draw:text-style-name="P6" svg:width="3.0496in" svg:height="0.1669in" draw:control="control64"/></text:p>
      <text:p text:style-name="Text_20_body">________________________________ Date: <draw:control text:anchor-type="as-char" draw:z-index="64" draw:name="Control 65" draw:style-name="gr1" draw:text-style-name="P6" svg:width="3.0323in" svg:height="0.1461in" draw:control="control65"/></text:p>
      <text:p text:style-name="Text_20_body">________________________________ Date: <draw:control text:anchor-type="as-char" draw:z-index="65" draw:name="Control 66" draw:style-name="gr1" draw:text-style-name="P6" svg:width="3.0217in" svg:height="0.1776in" draw:control="control66"/></text:p>
      <text:p text:style-name="Text_20_body">________________________________ Date: <draw:control text:anchor-type="as-char" draw:z-index="66" draw:name="Control 67" draw:style-name="gr1" draw:text-style-name="P6" svg:width="3.0425in" svg:height="0.198in" draw:control="control67"/></text:p>
      <text:p text:style-name="Horizontal_20_Line"/>
      <text:h text:style-name="Heading_20_2" text:outline-level="2">Section 8: Charter Review</text:h>
      <text:p text:style-name="Text_20_body"><text:span text:style-name="Strong_20_Emphasis">We will review and update this charter:</text:span></text:p>
      <text:p text:style-name="P4"><draw:control text:anchor-type="as-char" draw:z-index="26" draw:name="Control 26" draw:style-name="gr2" draw:text-style-name="P7" svg:width="0.198in" svg:height="0.1669in" draw:control="control27"/>Every 6 months ☐ Every year<text:line-break/><draw:control text:anchor-type="as-char" draw:z-index="25" draw:name="Control 28" draw:style-name="gr2" draw:text-style-name="P7" svg:width="0.198in" svg:height="0.1669in" draw:control="control26"/>When major changes occur ☐ When new members join</text:p>
      <text:p text:style-name="Text_20_body"><text:span text:style-name="Strong_20_Emphasis">Next Review Date:</text:span> <draw:control text:anchor-type="as-char" draw:z-index="67" draw:name="Control 68" draw:style-name="gr1" draw:text-style-name="P6" svg:width="4.7677in" svg:height="0.198in" draw:control="control68"/></text:p>
      <text:p text:style-name="Horizontal_20_Line"/>
      <text:p text:style-name="Text_20_body"><text:span text:style-name="Emphasis">This charter is a living document. As your team grows and learns, feel free to revise it to better reflect your evolving purpose and practices.</text:span></text:p>
      <text:p text:style-name="Text_20_body"><text:span text:style-name="Strong_20_Emphasis">Keep copies for all members and share with your local BAZ council or community partners as appropriat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7:41:52.284147145</meta:creation-date>
    <dc:date>2025-07-11T18:03:22.783097491</dc:date>
    <meta:editing-duration>PT11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91" meta:word-count="554" meta:character-count="3890" meta:non-whitespace-character-count="3374"/>
  </office:meta>
</office:document-meta>
</file>